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system" style:font-pitch="variable" svg:panose-1="2 2 6 9 4 2 5 8 3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ourier" svg:font-family="Courier" style:font-family-generic="roman" style:font-pitch="variable" svg:panose-1="2 7 4 9 2 2 5 2 4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  <style:text-properties fo:language="es" fo:country="ES"/>
    </style:style>
    <style:style style:name="P2" style:parent-style-name="Standard" style:family="paragraph">
      <style:text-properties fo:language="es" fo:country="ES"/>
    </style:style>
    <style:style style:name="P3" style:parent-style-name="Standard" style:list-style-name="LFO11" style:family="paragraph">
      <style:text-properties fo:language="es" fo:country="ES"/>
    </style:style>
    <style:style style:name="P4" style:parent-style-name="Standard" style:list-style-name="LFO11" style:family="paragraph">
      <style:text-properties fo:language="es" fo:country="ES"/>
    </style:style>
    <style:style style:name="P5" style:parent-style-name="Standard" style:list-style-name="LFO11" style:family="paragraph">
      <style:text-properties fo:language="es" fo:country="ES"/>
    </style:style>
    <style:style style:name="P6" style:parent-style-name="Standard" style:list-style-name="LFO11" style:family="paragraph">
      <style:text-properties fo:language="es" fo:country="ES"/>
    </style:style>
    <style:style style:name="P7" style:parent-style-name="Título2" style:family="paragraph">
      <style:text-properties fo:language="es" fo:country="ES"/>
    </style:style>
    <style:style style:name="P8" style:parent-style-name="List1" style:list-style-name="WWNum1" style:family="paragraph">
      <style:text-properties fo:language="es" fo:country="ES"/>
    </style:style>
    <style:style style:name="P9" style:parent-style-name="List1" style:list-style-name="WWNum1" style:family="paragraph">
      <style:text-properties fo:language="es" fo:country="ES"/>
    </style:style>
    <style:style style:name="P10" style:parent-style-name="List1" style:list-style-name="WWNum1" style:family="paragraph">
      <style:text-properties fo:language="es" fo:country="ES"/>
    </style:style>
    <style:style style:name="P11" style:parent-style-name="List1" style:list-style-name="WWNum1" style:family="paragraph">
      <style:text-properties fo:language="es" fo:country="ES"/>
    </style:style>
    <style:style style:name="P12" style:parent-style-name="List1" style:family="paragraph">
      <style:text-properties fo:language="es" fo:country="ES"/>
    </style:style>
    <style:style style:name="P13" style:parent-style-name="Título3" style:family="paragraph">
      <style:text-properties fo:language="es" fo:country="ES"/>
    </style:style>
    <style:style style:name="P14" style:parent-style-name="Normal" style:list-style-name="LFO12" style:family="paragraph">
      <style:paragraph-properties fo:widows="2" fo:orphans="2" style:vertical-align="auto" fo:margin-top="0.0694in" fo:margin-bottom="0.0694in"/>
      <style:text-properties style:font-name="Calibri" style:font-name-complex="Calibri" fo:language="es" fo:country="ES" fo:hyphenate="true"/>
    </style:style>
    <style:style style:name="P15" style:parent-style-name="Normal" style:list-style-name="LFO12" style:family="paragraph">
      <style:paragraph-properties fo:widows="2" fo:orphans="2" style:vertical-align="auto" fo:margin-top="0.0694in" fo:margin-bottom="0.0694in"/>
      <style:text-properties style:font-name="Calibri" style:font-name-complex="Calibri" fo:language="es" fo:country="ES" fo:hyphenate="true"/>
    </style:style>
    <style:style style:name="P16" style:parent-style-name="Normal" style:list-style-name="LFO12" style:family="paragraph">
      <style:paragraph-properties fo:widows="2" fo:orphans="2" style:vertical-align="auto" fo:margin-top="0.0694in" fo:margin-bottom="0.0694in"/>
      <style:text-properties style:font-name="Calibri" style:font-name-complex="Calibri" fo:language="es" fo:country="ES" fo:hyphenate="true"/>
    </style:style>
    <style:style style:name="P17" style:parent-style-name="Normal" style:list-style-name="LFO12" style:family="paragraph">
      <style:paragraph-properties fo:widows="2" fo:orphans="2" style:vertical-align="auto" fo:margin-top="0.0694in" fo:margin-bottom="0.0694in"/>
      <style:text-properties fo:hyphenate="true"/>
    </style:style>
    <style:style style:name="T18" style:parent-style-name="Fuentedepárrafopredeter." style:family="text">
      <style:text-properties style:font-name="Calibri" style:font-name-complex="Calibri" fo:language="es" fo:country="ES"/>
    </style:style>
    <style:style style:name="T19" style:parent-style-name="Fuentedepárrafopredeter." style:family="text">
      <style:text-properties style:font-name="Calibri" style:font-name-complex="Calibri" fo:language="es" fo:country="ES"/>
    </style:style>
    <style:style style:name="T20" style:parent-style-name="Fuentedepárrafopredeter." style:family="text">
      <style:text-properties style:font-name="Calibri" style:font-name-complex="Calibri" fo:language="es" fo:country="ES"/>
    </style:style>
    <style:style style:name="T21" style:parent-style-name="Énfasis" style:family="text">
      <style:text-properties style:font-name="Calibri" style:font-name-complex="Calibri" fo:font-style="normal" style:font-style-asian="normal" fo:language="es" fo:country="ES"/>
    </style:style>
    <style:style style:name="T22" style:parent-style-name="Fuentedepárrafopredeter." style:family="text">
      <style:text-properties style:font-name="Calibri" style:font-name-complex="Calibri" fo:language="es" fo:country="ES"/>
    </style:style>
    <style:style style:name="T23" style:parent-style-name="Énfasis" style:family="text">
      <style:text-properties style:font-name="Calibri" style:font-name-complex="Calibri" fo:font-style="normal" style:font-style-asian="normal" fo:language="es" fo:country="ES"/>
    </style:style>
    <style:style style:name="T24" style:parent-style-name="Fuentedepárrafopredeter." style:family="text">
      <style:text-properties style:font-name="Calibri" style:font-name-complex="Calibri" fo:language="es" fo:country="ES"/>
    </style:style>
    <style:style style:name="P25" style:parent-style-name="Normal" style:list-style-name="LFO12" style:family="paragraph">
      <style:paragraph-properties fo:widows="2" fo:orphans="2" style:vertical-align="auto" fo:margin-top="0.0694in" fo:margin-bottom="0.0694in"/>
      <style:text-properties fo:hyphenate="true"/>
    </style:style>
    <style:style style:name="T26" style:parent-style-name="Fuentedepárrafopredeter." style:family="text">
      <style:text-properties style:font-name="Calibri" style:font-name-complex="Calibri" fo:language="es" fo:country="ES"/>
    </style:style>
    <style:style style:name="T27" style:parent-style-name="Énfasis" style:family="text">
      <style:text-properties style:font-name="Calibri" style:font-name-complex="Calibri" fo:language="es" fo:country="ES"/>
    </style:style>
    <style:style style:name="T28" style:parent-style-name="Fuentedepárrafopredeter." style:family="text">
      <style:text-properties style:font-name="Calibri" style:font-name-complex="Calibri" fo:language="es" fo:country="ES"/>
    </style:style>
    <style:style style:name="T29" style:parent-style-name="Énfasis" style:family="text">
      <style:text-properties style:font-name="Calibri" style:font-name-complex="Calibri" fo:language="es" fo:country="ES"/>
    </style:style>
    <style:style style:name="T30" style:parent-style-name="Fuentedepárrafopredeter." style:family="text">
      <style:text-properties style:font-name="Calibri" style:font-name-complex="Calibri" fo:language="es" fo:country="ES"/>
    </style:style>
    <style:style style:name="T31" style:parent-style-name="Énfasis" style:family="text">
      <style:text-properties style:font-name="Calibri" style:font-name-complex="Calibri" fo:language="es" fo:country="ES"/>
    </style:style>
    <style:style style:name="T32" style:parent-style-name="Fuentedepárrafopredeter." style:family="text">
      <style:text-properties style:font-name="Calibri" style:font-name-complex="Calibri" fo:language="es" fo:country="ES"/>
    </style:style>
    <style:style style:name="P33" style:parent-style-name="Normal" style:family="paragraph">
      <style:paragraph-properties fo:widows="2" fo:orphans="2" style:vertical-align="auto" fo:margin-top="0.0694in" fo:margin-bottom="0.0694in"/>
      <style:text-properties fo:language="es" fo:country="ES" fo:hyphenate="true"/>
    </style:style>
  </office:automatic-styles>
  <office:body>
    <office:text text:use-soft-page-breaks="true">
      <text:h text:style-name="P1" text:outline-level="1">Ejemplo: Escribir en<text:s/>una<text:s/>consola</text:h>
      <text:p text:style-name="P2">Imaginá que querés escribir en consola, y para ello deseás crear una clase a parte. Si usáramos la técnica de Factory Method, nos quedaría una jerarquía<text:s/>tal que:</text:p>
      <text:list text:style-name="LFO11" text:continue-numbering="true">
        <text:list-item>
          <text:p text:style-name="P3">Cliente que usa el Factory (ClientLogger.java).</text:p>
        </text:list-item>
        <text:list-item>
          <text:p text:style-name="P4">El Logger Factory (LoggerCreator.java).</text:p>
        </text:list-item>
        <text:list-item>
          <text:p text:style-name="P5">Instancia<text:s/>un nuevo logger<text:s/>(Logger.java).</text:p>
        </text:list-item>
        <text:list-item>
          <text:p text:style-name="P6">Crea un nuevo logger del tipo Logger<text:s/>(ConcreteLogger).</text:p>
        </text:list-item>
      </text:list>
      <text:h text:style-name="P7" text:outline-level="2">¿Por qué NO entra el patrón Factory Method?</text:h>
      <text:list text:style-name="WWNum1" text:continue-numbering="true">
        <text:list-item>
          <text:p text:style-name="P8">En este ejemplo, no tenemos distintos tipos de Logger.<text:s/>Se asume que no tenemos<text:s/>distintas variantes, (como podrían ser FilerLogger, RemoteLogger, etc)<text:s/>por lo<text:s/>que no sería necesario.<text:s/>Es decir, la creación del objeto no varía.</text:p>
        </text:list-item>
        <text:list-item>
          <text:p text:style-name="P9">La creación no<text:s/>tiene ninguna condición en especial para crear la clase Logger. No hay ninguna lógica compleja que se cree o no.<text:s/><text:s/></text:p>
        </text:list-item>
        <text:list-item>
          <text:p text:style-name="P10">En nuestro enunciado, no parece haber intención de que algún futuro se extienda el código. No habría múltiples implementaciones de Logger, así que crear un clase aparte sería sobre ingeniería.<text:s/><text:s/></text:p>
        </text:list-item>
        <text:list-item>
          <text:p text:style-name="P11">Se complejiza el código sin motivo real (como vimos anteriormente). Esto también influye en que no sea flexible el código, que es una parte crucial del mismo.</text:p>
        </text:list-item>
      </text:list>
      <text:p text:style-name="P12">Una forma más eficiente de realizar este ejemplo es simplemente una sola clase, Logger, tal que cree el nuevo objeto con el<text:s/>que se escribirá en la consola (LoggerFlex.java)</text:p>
      <text:h text:style-name="P13" text:outline-level="3">En general, NO<text:s/>usa Factory Method cuando:</text:h>
      <text:list text:style-name="LFO12" text:continue-numbering="true">
        <text:list-item>
          <text:p text:style-name="P14">Si solo necesitas instanciar una clase directamente<text:s/>(hacer new Clase()), el Factory Method agrega complejidad innecesaria.</text:p>
        </text:list-item>
        <text:list-item>
          <text:p text:style-name="P15">Si tu código no está sujeto a cambios ni extensiones (como nuevos tipos de objetos), una fábrica anticipa una flexibilidad que no se necesita.</text:p>
        </text:list-item>
        <text:list-item>
          <text:p text:style-name="P16">Si no hay múltiples subtipos posibles que se instancien de manera dinámica, el Factory Method no tiene sentido.</text:p>
        </text:list-item>
        <text:list-item>
          <text:p text:style-name="P17"><text:span text:style-name="T18">El Factory Method se basa en herencia. Si tu diseño favorece la usar objetos d</text:span><text:span text:style-name="T19">entro de otros, no extenderlos,</text:span><text:span text:style-name="T20"><text:s/>puede que un patrón como<text:s/></text:span><text:span text:style-name="T21">Strategy</text:span><text:span text:style-name="T22"><text:s/>o<text:s/></text:span><text:span text:style-name="T23">Builder</text:span><text:span text:style-name="T24"><text:s/>sea más adecuado.</text:span></text:p>
        </text:list-item>
        <text:list-item>
          <text:p text:style-name="P25"><text:span text:style-name="T26">El Factory Method está ligado a clases base y subclases. Si quieres una lógica de creación completamente separada, el patrón<text:s/></text:span><text:span text:style-name="T27">Factory Object</text:span><text:span text:style-name="T28"><text:s/>(o<text:s/></text:span><text:span text:style-name="T29">Factory Class</text:span><text:span text:style-name="T30">) o incluso un<text:s/></text:span><text:span text:style-name="T31">Builder</text:span><text:span text:style-name="T32"><text:s/>puede ser mejor.<text:s/></text:span></text:p>
        </text:list-item>
      </text:list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system" style:font-pitch="variable" svg:panose-1="2 2 6 9 4 2 5 8 3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ourier" svg:font-family="Courier" style:font-family-generic="roman" style:font-pitch="variable" svg:panose-1="2 7 4 9 2 2 5 2 4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MS Mincho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-asian="MS Gothic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-asian="MS Gothic" style:font-name-complex="F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-asian="MS Gothic" style:font-name-complex="F" fo:font-weight="bold" style:font-weight-asian="bold" style:font-weight-complex="bold" fo:color="#4F81B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-asian="MS Gothic" style:font-name-complex="F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-asian="MS Gothic" style:font-name-complex="F" fo:color="#243F60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-asian="MS Gothic" style:font-name-complex="F" fo:font-style="italic" style:font-style-asian="italic" style:font-style-complex="italic" fo:color="#243F60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-asian="MS Gothic" style:font-name-complex="F" fo:font-style="italic" style:font-style-asian="italic" style:font-style-complex="italic" fo:color="#404040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-asian="MS Gothic" style:font-name-complex="F" fo:color="#4F81BD" fo:font-size="10pt" style:font-size-asian="10pt" style:font-size-complex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-asian="MS Gothic" style:font-name-complex="F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Descripción" style:display-name="Descripción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Sinespaciado" style:display-name="Sin espaciado" style:family="paragraph">
      <style:paragraph-properties fo:widows="2" fo:orphans="2"/>
      <style:text-properties fo:hyphenate="false"/>
    </style:style>
    <style:style style:name="Título" style:display-name="Título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-asian="MS Gothic" style:font-name-complex="F" fo:color="#17365D" fo:letter-spacing="0.0034in" style:letter-kerning="true" fo:font-size="26pt" style:font-size-asian="26pt" style:font-size-complex="26pt" fo:hyphenate="false"/>
    </style:style>
    <style:style style:name="Subtítulo" style:display-name="Subtítulo" style:family="paragraph" style:parent-style-name="Standard" style:next-style-name="Standard">
      <style:text-properties style:font-name-asian="MS Gothic" style:font-name-complex="F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margin-bottom="0.0833in" fo:line-height="200%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ist2WW" style:display-name="List 2 (WW)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3WW" style:display-name="List 3 (WW)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1" style:display-name="List 1" style:family="paragraph" style:parent-style-name="Standard" style:list-style-name="WWNum1">
      <style:text-properties fo:hyphenate="false"/>
    </style:style>
    <style:style style:name="Lista2" style:display-name="Lista 2" style:family="paragraph" style:parent-style-name="Standard" style:list-style-name="WWNum2">
      <style:text-properties fo:hyphenate="false"/>
    </style:style>
    <style:style style:name="Lista3" style:display-name="Lista 3" style:family="paragraph" style:parent-style-name="Standard" style:list-style-name="WWNum3">
      <style:text-properties fo:hyphenate="false"/>
    </style:style>
    <style:style style:name="Numbering1" style:display-name="Numbering 1" style:family="paragraph" style:parent-style-name="Standard" style:list-style-name="WWNum5">
      <style:text-properties fo:hyphenate="false"/>
    </style:style>
    <style:style style:name="Numbering2" style:display-name="Numbering 2" style:family="paragraph" style:parent-style-name="Standard" style:list-style-name="WWNum6">
      <style:text-properties fo:hyphenate="false"/>
    </style:style>
    <style:style style:name="Numbering3" style:display-name="Numbering 3" style:family="paragraph" style:parent-style-name="Standard" style:list-style-name="WWNum7">
      <style:text-properties fo:hyphenate="false"/>
    </style:style>
    <style:style style:name="List1Cont." style:display-name="List 1 Cont.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2Cont." style:display-name="List 2 Cont.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3Cont." style:display-name="List 3 Cont.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Textomacro" style:display-name="Texto macro" style:family="paragraph">
      <style:paragraph-properties fo:widows="2" fo:orphans="2" fo:margin-bottom="0.1388in" fo:line-height="115%"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style:font-name-asian="Courier" style:font-name-complex="Courier" fo:font-size="10pt" style:font-size-asian="10pt" style:font-size-complex="10pt" fo:hyphenate="false"/>
    </style:style>
    <style:style style:name="Cita" style:display-name="Cita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Citadestacada" style:display-name="Cita destacada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text-properties fo:hyphenate="false"/>
    </style:style>
    <style:style style:name="HeaderChar" style:display-name="Header Char" style:family="text" style:parent-style-name="Fuentedepárrafopredeter."/>
    <style:style style:name="FooterChar" style:display-name="Footer Char" style:family="text" style:parent-style-name="Fuentedepárrafopredeter."/>
    <style:style style:name="Heading1Char" style:display-name="Heading 1 Char" style:family="text" style:parent-style-name="Fuentedepárrafopredeter.">
      <style:text-properties style:font-name="Calibri" style:font-name-asian="MS Gothic" style:font-name-complex="F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Fuentedepárrafopredeter.">
      <style:text-properties style:font-name="Calibri" style:font-name-asian="MS Gothic" style:font-name-complex="F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Fuentedepárrafopredeter.">
      <style:text-properties style:font-name="Calibri" style:font-name-asian="MS Gothic" style:font-name-complex="F" fo:font-weight="bold" style:font-weight-asian="bold" style:font-weight-complex="bold" fo:color="#4F81BD"/>
    </style:style>
    <style:style style:name="TitleChar" style:display-name="Title Char" style:family="text" style:parent-style-name="Fuentedepárrafopredeter.">
      <style:text-properties style:font-name="Calibri" style:font-name-asian="MS Gothic" style:font-name-complex="F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Fuentedepárrafopredeter.">
      <style:text-properties style:font-name="Calibri" style:font-name-asian="MS Gothic" style:font-name-complex="F" fo:font-style="italic" style:font-style-asian="italic" style:font-style-complex="italic" fo:color="#4F81BD" fo:letter-spacing="0.0104in" fo:font-size="12pt" style:font-size-asian="12pt" style:font-size-complex="12pt"/>
    </style:style>
    <style:style style:name="BodyTextChar" style:display-name="Body Text Char" style:family="text" style:parent-style-name="Fuentedepárrafopredeter."/>
    <style:style style:name="BodyText2Char" style:display-name="Body Text 2 Char" style:family="text" style:parent-style-name="Fuentedepárrafopredeter."/>
    <style:style style:name="BodyText3Char" style:display-name="Body Text 3 Char" style:family="text" style:parent-style-name="Fuentedepárrafopredeter.">
      <style:text-properties fo:font-size="8pt" style:font-size-asian="8pt" style:font-size-complex="8pt"/>
    </style:style>
    <style:style style:name="MacroTextChar" style:display-name="Macro Text Char" style:family="text" style:parent-style-name="Fuentedepárrafopredeter.">
      <style:text-properties style:font-name="Courier" style:font-name-asian="Courier" style:font-name-complex="Courier" fo:font-size="10pt" style:font-size-asian="10pt" style:font-size-complex="10pt"/>
    </style:style>
    <style:style style:name="QuoteChar" style:display-name="Quote Char" style:family="text" style:parent-style-name="Fuentedepárrafopredeter.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Fuentedepárrafopredeter.">
      <style:text-properties style:font-name="Calibri" style:font-name-asian="MS Gothic" style:font-name-complex="F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Fuentedepárrafopredeter.">
      <style:text-properties style:font-name="Calibri" style:font-name-asian="MS Gothic" style:font-name-complex="F" fo:color="#243F60"/>
    </style:style>
    <style:style style:name="Heading6Char" style:display-name="Heading 6 Char" style:family="text" style:parent-style-name="Fuentedepárrafopredeter.">
      <style:text-properties style:font-name="Calibri" style:font-name-asian="MS Gothic" style:font-name-complex="F" fo:font-style="italic" style:font-style-asian="italic" style:font-style-complex="italic" fo:color="#243F60"/>
    </style:style>
    <style:style style:name="Heading7Char" style:display-name="Heading 7 Char" style:family="text" style:parent-style-name="Fuentedepárrafopredeter.">
      <style:text-properties style:font-name="Calibri" style:font-name-asian="MS Gothic" style:font-name-complex="F" fo:font-style="italic" style:font-style-asian="italic" style:font-style-complex="italic" fo:color="#404040"/>
    </style:style>
    <style:style style:name="Heading8Char" style:display-name="Heading 8 Char" style:family="text" style:parent-style-name="Fuentedepárrafopredeter.">
      <style:text-properties style:font-name="Calibri" style:font-name-asian="MS Gothic" style:font-name-complex="F" fo:color="#4F81BD" fo:font-size="10pt" style:font-size-asian="10pt" style:font-size-complex="10pt"/>
    </style:style>
    <style:style style:name="Heading9Char" style:display-name="Heading 9 Char" style:family="text" style:parent-style-name="Fuentedepárrafopredeter.">
      <style:text-properties style:font-name="Calibri" style:font-name-asian="MS Gothic" style:font-name-complex="F" fo:font-style="italic" style:font-style-asian="italic" style:font-style-complex="italic" fo:color="#404040" fo:font-size="10pt" style:font-size-asian="10pt" style:font-size-complex="10pt"/>
    </style:style>
    <style:style style:name="StrongEmphasis" style:display-name="Strong Emphasis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IntenseQuoteChar" style:display-name="Intense Quote Char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808080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Referenciasutil" style:display-name="Referencia sutil" style:family="text" style:parent-style-name="Fuentedepárrafopredeter.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variant="small-caps" fo:letter-spacing="0.0034in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WWNum3" style:display-name="WWNum3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WWNum4" style:display-name="WWNum4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>generated by python-docx</dc:description>
    <meta:initial-creator>python-docx</meta:initial-creator>
    <dc:creator>damy .</dc:creator>
    <meta:creation-date>2025-04-30T12:04:00Z</meta:creation-date>
    <dc:date>2025-04-30T12:31:00Z</dc:date>
    <meta:template xlink:href="Normal" xlink:type="simple"/>
    <meta:editing-cycles>10</meta:editing-cycles>
    <meta:editing-duration>PT2040S</meta:editing-duration>
    <meta:user-defined meta:name="AppVersion">14.0000</meta:user-defined>
    <meta:document-statistic meta:page-count="1" meta:paragraph-count="4" meta:word-count="312" meta:character-count="2090" meta:row-count="14" meta:non-whitespace-character-count="1782"/>
  </office:meta>
</office:document-meta>
</file>